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</text:p>
      <text:p text:style-name="P27"><text:span text:style-name="T10">- Air temperature<text:tab/></text:span><text:span text:style-name="T22"><text:tab/><text:tab/><text:tab/><text:tab/>+</text:span><text:span text:style-name="T10">$temp</text:span><text:span text:style-name="T22"> °</text:span><text:span text:style-name="T10">C</text:span></text:p>
      <text:p text:style-name="P29">- Atmospheric pressure<text:tab/><text:tab/><text:tab/><text:tab/>98,5 kPa</text:p>
      <text:p text:style-name="P27"><text:span text:style-name="T10">- Relative humidity<text:tab/><text:tab/></text:span><text:span text:style-name="T10"><text:tab/><text:tab/>$vlag %</text:span></text:p>
      <text:p text:style-name="P28">- Gamma radiation background<text:tab/><text:tab/><text:tab/>$bground <text:s/>nSv/h</text:p>
      <text:p text:style-name="P27"/>
      <text:p text:style-name="P30">- $eng_facility_110$;</text:p>
      <text:p text:style-name="P26"><text:span text:style-name="Знак_20_примечания"><text:span text:style-name="T27">- $eng_facility_130$. <text:s/></text:span></text:span></text:p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33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8">Radia-tion source <text:s/>number</text:p>
          </table:table-cell>
          <table:table-cell table:style-name="t1.B2" table:number-rows-spanned="2" office:value-type="string">
            <text:p text:style-name="P34">Distance to</text:p>
            <text:p text:style-name="P34">source, </text:p>
            <text:p text:style-name="P35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4"><text:span text:style-name="T29">Relative gamma radiation dose rate measure-ment</text:span> error</text:p>
            <text:p text:style-name="P39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7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6">Limits of intrinsic relative error, </text:p>
            <text:p text:style-name="P36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5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8" office:value-type="string">
            <text:p text:style-name="P10">7 <text:span text:style-name="T7">m</text:span>Sv/h</text:p>
          </table:table-cell>
          <table:table-cell table:style-name="t1.B8" office:value-type="string">
            <text:p text:style-name="P11">$1-34</text:p>
          </table:table-cell>
          <table:table-cell table:style-name="t1.B8" office:value-type="string">
            <text:p text:style-name="P11">$1-44</text:p>
          </table:table-cell>
          <table:table-cell table:style-name="t1.B8" office:value-type="string">
            <text:p text:style-name="P11">$1-54</text:p>
          </table:table-cell>
          <table:table-cell table:style-name="t1.B8" office:value-type="string">
            <text:p text:style-name="P11">$1-64</text:p>
          </table:table-cell>
          <table:table-cell table:style-name="t1.F8" office:value-type="string">
            <text:p text:style-name="P11">$1-74</text:p>
          </table:table-cell>
          <table:table-cell table:style-name="t1.F8" office:value-type="string">
            <text:p text:style-name="P11">$1-84</text:p>
          </table:table-cell>
          <table:table-cell table:style-name="t1.B8" office:value-type="string">
            <text:p text:style-name="P11">$1-04</text:p>
          </table:table-cell>
          <table:table-cell table:style-name="t1.B8" office:value-type="string">
            <text:p text:style-name="P11">$1-14</text:p>
          </table:table-cell>
          <table:table-cell table:style-name="t1.B8" office:value-type="string">
            <text:p text:style-name="P11">$1-24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1:24.76</dc:date>
    <meta:print-date>2019-04-03T15:18:00</meta:print-date>
    <meta:editing-cycles>169</meta:editing-cycles>
    <meta:editing-duration>PT11H6M44S</meta:editing-duration>
    <meta:generator>OpenOffice/4.1.6$Win32 OpenOffice.org_project/416m1$Build-9790</meta:generator>
    <meta:document-statistic meta:table-count="3" meta:image-count="1" meta:object-count="0" meta:page-count="1" meta:paragraph-count="101" meta:word-count="184" meta:character-count="1245"/>
  </office:meta>
</office:document-meta>
</file>